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c345b" officeooo:paragraph-rsid="001c345b"/>
    </style:style>
    <style:style style:name="P8" style:family="paragraph" style:parent-style-name="Table_20_Contents">
      <style:text-properties officeooo:rsid="001db782" officeooo:paragraph-rsid="001db782"/>
    </style:style>
    <style:style style:name="P9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db782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9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ose Luis Izquierdo Mañas 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<text:span text:style-name="T4">0</text:span>... minutos.</text:p>
      <text:p text:style-name="Standard">1. He resuelto todas las dudas que tenía antes de iniciar la sesión de prácticas: …..<text:span text:style-name="T4">si</text:span>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Busco los procesos:</text:p>
            <text:p text:style-name="P7">[root@localhost Anfitrion]# ps -ef | grep -e "atd" -e "crond" </text:p>
            <text:p text:style-name="P7">root <text:s text:c="5"/>1166 <text:s text:c="4"/>1 <text:s/>0 07:42 ? <text:s text:c="7"/>00:00:00 crond</text:p>
            <text:p text:style-name="P7">root <text:s text:c="5"/>1222 <text:s text:c="4"/>1 <text:s/>0 07:50 ? <text:s text:c="7"/>00:00:00 /usr/sbin/atd</text:p>
            <text:p text:style-name="P7"/>
            <text:p text:style-name="P7">Como se puede apreciar en la salida ambos procesos tiene la terminal asociada</text:p>
            <text:p text:style-name="P7">"?" esto significa que no tienen terminal asociada (lo que es lógico, sabiendo</text:p>
            <text:p text:style-name="P7">que son demonios). En ambos caso el proceso padre es el proceso con PID 1. Ese</text:p>
            <text:p text:style-name="P7">proceso corresponde con init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20. ¿qué directorio de trabajo tiene inicialmente? ¿hereda el que tenía el proceso que invocó</text:p>
            <text:p text:style-name="P7">a at o bien es el home, directorio inicial por omisión?</text:p>
            <text:p text:style-name="P7"/>
            <text:p text:style-name="P7"/>
            <text:p text:style-name="P7">Hereda el directorio que tenía el proceso que la invocó, esto lo he comprobado</text:p>
            <text:p text:style-name="P7">al lanzar el script "genera-apunte" de esta práctica.</text:p>
            <text:p text:style-name="P7">Cuando lanzo la orden find para buscar en el sistem, siempre aparece en la ruta</text:p>
            <text:p text:style-name="P7">donde se encontraba la shell que lanzó at.</text:p>
            <text:p text:style-name="P7"/>
            <text:p text:style-name="P7">21. ¿qué máscara de creación de archivos umask tiene? ¿es la heredada del padre o la que se</text:p>
            <text:p text:style-name="P7">usa por omisión?</text:p>
            <text:p text:style-name="P7"/>
            <text:p text:style-name="P7">La herada del padre. La máscara es 0022</text:p>
            <text:p text:style-name="P7"/>
            <text:p text:style-name="P7">22. ¿hereda las variables locales del proceso padre?</text:p>
            <text:p text:style-name="P7"><text:soft-page-break/>Experimenta con la orden at lanzando las órdenes adecuadas para encontrar las respuestas.</text:p>
            <text:p text:style-name="P7"/>
            <text:p text:style-name="P7">Hereda todas las varibales locales del proceso padre salvo</text:p>
            <text:p text:style-name="P7">BASH_VERSINFO, DISPLAY, EUID,GROUPS, SHELLOPTS, TERM, UID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El script que yo he creado con nombre "script3.sh" es:</text:p>
            <text:p text:style-name="P7">#!/bin/bash</text:p>
            <text:p text:style-name="P7"/>
            <text:p text:style-name="P7">nombrefichero=modificados_`date +%Y-%d-%H`</text:p>
            <text:p text:style-name="P7"/>
            <text:p text:style-name="P7"/>
            <text:p text:style-name="P7">find ~ -mtime 0 1&gt; ~/$nombrefichero 2&gt; ./error</text:p>
            <text:p text:style-name="P7"/>
            <text:p text:style-name="P7">Lanzamos el script dentro de un día:</text:p>
            <text:p text:style-name="P7">[root@localhost Anfitrion]# at -f ./script3.sh tomorrow</text:p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">Partimos del ejercicio 10:</text:p>
            <text:p text:style-name="P7">Creamos el script "aumentalista.sh":</text:p>
            <text:p text:style-name="P7">#!/bin/bash</text:p>
            <text:p text:style-name="P7">inicio=0</text:p>
            <text:p text:style-name="P7">fin=19</text:p>
            <text:p text:style-name="P7"/>
            <text:p text:style-name="P7">while [ $inicio -le $fin ]</text:p>
            <text:p text:style-name="P7">do</text:p>
            <text:p text:style-name="P7"><text:tab/>touch /tmp/varios/coregen-`date +%M:%S:%N`</text:p>
            <text:p text:style-name="P7"><text:tab/>inicio=`expr $inicio + 1`</text:p>
            <text:p text:style-name="P7">done</text:p>
            <text:p text:style-name="P7"><text:soft-page-break/></text:p>
            <text:p text:style-name="P7">rm <text:s/>-v /tmp/varios/core* 1&gt;&gt; /tmp/listacores</text:p>
            <text:p text:style-name="P7"/>
            <text:p text:style-name="P7">en mi caso yo he optado porque cada vez que entre en el script </text:p>
            <text:p text:style-name="P7">genere 20 archivos, así no tenfo que hacerlo manualmente</text:p>
            <text:p text:style-name="P7"/>
            <text:p text:style-name="P7"/>
            <text:p text:style-name="P7"/>
            <text:p text:style-name="P7">Creamos el archivo crontab1:</text:p>
            <text:p text:style-name="P7">1 * * * * ./aumentalista.sh </text:p>
            <text:p text:style-name="P7"/>
            <text:p text:style-name="P7">Lanzamos crontab:</text:p>
            <text:p text:style-name="P7">[root@localhost Anfitrion]# crontab crontab1</text:p>
            <text:p text:style-name="P7"/>
            <text:p text:style-name="P7">Ahora lanzaremos otro script que cada minuto reduzca en 10 el numero de </text:p>
            <text:p text:style-name="P7">lineas del fichero "/tmp/listacores":</text:p>
            <text:p text:style-name="P7"/>
            <text:p text:style-name="P7">script "reducelista":</text:p>
            <text:p text:style-name="P7">#!/bin/bash</text:p>
            <text:p text:style-name="P7"/>
            <text:p text:style-name="P7">head /tmp/listacores -n -10 &gt; /tmp/listacores</text:p>
            <text:p text:style-name="P7"/>
            <text:p text:style-name="P7">Creamos el archibo crontab2:</text:p>
            <text:p text:style-name="P7">1 * * * * ./reducelista </text:p>
            <text:p text:style-name="P7"/>
            <text:p text:style-name="P7">lanzamos crontab:</text:p>
            <text:p text:style-name="P7">[root@localhost Anfitrion]# crontab crontab2</text:p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"><text:s/>Script que crea el archivo crontab-reducelista con las líneas especificadas:</text:p>
            <text:p text:style-name="P8">#!/bin/bash</text:p>
            <text:p text:style-name="P8"><text:soft-page-break/>echo "* * * * * reducelista" &gt;&gt; crontab-reducelista</text:p>
            <text:p text:style-name="P8">-</text:p>
            <text:p text:style-name="P8"><text:s/>El archive crontab-reducelista se crea pues con este contenido:</text:p>
            <text:p text:style-name="P8">SHELL=/bin/sh</text:p>
            <text:p text:style-name="P8">PATH=/home/superjes/SO/Practica_1/:/home/superjes/SO:/usr/local/sbin:/usr/local/bi</text:p>
            <text:p text:style-name="P8">n:/usr/sbin:/usr/bin:/sbin:/bin:/usr/games</text:p>
            <text:p text:style-name="P8">* * * * * reducelista</text:p>
            <text:p text:style-name="P8">-</text:p>
            <text:p text:style-name="P8"><text:s/>Lanzamos con crontab:</text:p>
            <text:p text:style-name="P8">$ crontab crontab-reducelista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5</meta:editing-cycles>
    <meta:creation-date>2011-10-05T09:46:35.67</meta:creation-date>
    <meta:editing-duration>PT21H48M18S</meta:editing-duration>
    <meta:generator>LibreOffice/5.1.5.2$Linux_X86_64 LibreOffice_project/7a864d8825610a8c07cfc3bc01dd4fce6a9447e5</meta:generator>
    <dc:date>2016-11-07T00:04:26.305096474</dc:date>
    <meta:print-date>2011-10-06T10:39:21.37</meta:print-date>
    <meta:document-statistic meta:table-count="11" meta:image-count="1" meta:object-count="0" meta:page-count="5" meta:paragraph-count="83" meta:word-count="567" meta:character-count="3697" meta:non-whitespace-character-count="3157"/>
    <meta:user-defined meta:name="Información 1"/>
    <meta:user-defined meta:name="Información 2"/>
    <meta:user-defined meta:name="Información 3"/>
    <meta:user-defined meta:name="Información 4"/>
  </office:meta>
</office:document-meta>
</file>